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3.06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50.71pt"/>
    </style:style>
    <style:style style:name="co4" style:family="table-column">
      <style:table-column-properties fo:break-before="auto" style:column-width="346.56pt"/>
    </style:style>
    <style:style style:name="co5" style:family="table-column">
      <style:table-column-properties fo:break-before="auto" style:column-width="308.35pt"/>
    </style:style>
    <style:style style:name="co6" style:family="table-column">
      <style:table-column-properties fo:break-before="auto" style:column-width="70.16pt"/>
    </style:style>
    <style:style style:name="co7" style:family="table-column">
      <style:table-column-properties fo:break-before="auto" style:column-width="31.24pt"/>
    </style:style>
    <style:style style:name="co8" style:family="table-column">
      <style:table-column-properties fo:break-before="auto" style:column-width="59.7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59.24pt" fo:break-before="auto" style:use-optimal-row-height="false"/>
    </style:style>
    <style:style style:name="ro3" style:family="table-row">
      <style:table-row-properties style:row-height="73.5pt" fo:break-before="auto" style:use-optimal-row-height="false"/>
    </style:style>
    <style:style style:name="ro4" style:family="table-row">
      <style:table-row-properties style:row-height="75.74pt" fo:break-before="auto" style:use-optimal-row-height="false"/>
    </style:style>
    <style:style style:name="ro5" style:family="table-row">
      <style:table-row-properties style:row-height="50.26pt" fo:break-before="auto" style:use-optimal-row-height="false"/>
    </style:style>
    <style:style style:name="ro6" style:family="table-row">
      <style:table-row-properties style:row-height="15.76pt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fo:background-color="#2a60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9cb9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f9cb9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ackground-color="#f9cb9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fo:border-bottom="0.74pt solid #000000" fo:background-color="#f9cb9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9fc5e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8e7c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8e7cc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f2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e5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ackground-color="#f9cb9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9cb9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d9ead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fce5c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f9cb9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b6d7a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>
      <style:table-cell-properties fo:border-bottom="0.74pt solid #000000" fo:background-color="#fce5c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fo:border-bottom="0.74pt solid #000000" fo:background-color="#f9cb9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order-bottom="0.74pt solid #000000" fo:background-color="#d9ead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fo:border-bottom="0.74pt solid #000000" fo:background-color="#b6d7a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>
      <style:table-cell-properties fo:border-bottom="none" fo:background-color="#2a60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fo:border-bottom="none" fo:background-color="#ffe5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fo:border-bottom="none" fo:background-color="#fce5c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fo:border-bottom="0.74pt solid #000000" fo:background-color="#fce5c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fo:border-bottom="none" fo:background-color="#f9cb9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fo:border-bottom="none" fo:background-color="#f9cb9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fo:border-bottom="0.74pt solid #000000" fo:background-color="#f9cb9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fo:border-bottom="0.74pt solid #000000" fo:background-color="#d9ead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fo:border-bottom="0.74pt solid #000000" fo:background-color="#b6d7a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Criteria</text:p>
          </table:table-cell>
          <table:table-cell table:style-name="ce1" office:value-type="string" calcext:value-type="string">
            <text:p>Theme</text:p>
          </table:table-cell>
          <table:table-cell table:style-name="ce1" office:value-type="string" calcext:value-type="string">
            <text:p>SP</text:p>
          </table:table-cell>
          <table:table-cell table:style-name="ce62"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6" office:value-type="string" calcext:value-type="string">
            <text:p>Story</text:p>
          </table:table-cell>
          <table:table-cell table:style-name="ce30" office:value-type="string" calcext:value-type="string">
            <text:p>In qualità di giocatore, </text:p>
            <text:p>voglio potermi muovere neI livelli</text:p>
            <text:p>in modo tale da poterli esplorare</text:p>
          </table:table-cell>
          <table:table-cell table:style-name="ce43" office:value-type="string" calcext:value-type="string">
            <text:p>Il giocatore deve poter:</text:p>
            <text:p>- Premere uno tra i pulsanti W,A,S,D</text:p>
            <text:p>- Visualizzare il personaggio muoversi</text:p>
            <text:p>  verso le rispettive direzioni SU,GIU', SX e DX</text:p>
          </table:table-cell>
          <table:table-cell table:style-name="ce2" office:value-type="string" calcext:value-type="string">
            <text:p>Meccaniche</text:p>
          </table:table-cell>
          <table:table-cell table:style-name="ce14" office:value-type="string" calcext:value-type="string">
            <text:p>L</text:p>
          </table:table-cell>
          <table:table-cell table:style-name="ce63"/>
          <table:table-cell table:number-columns-repeated="2"/>
          <table:table-cell table:style-name="ce13" table:number-columns-repeated="2"/>
          <table:table-cell table:style-name="ce49" table:number-columns-repeated="2"/>
          <table:table-cell table:number-columns-repeated="101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26" office:value-type="string" calcext:value-type="string">
            <text:p>Story</text:p>
          </table:table-cell>
          <table:table-cell table:style-name="ce30" office:value-type="string" calcext:value-type="string">
            <text:p>In qualità di giocatore,</text:p>
            <text:p>voglio poter avviare un combattimento con un nemico</text:p>
            <text:p>in modo tale da avanzare nella storia</text:p>
          </table:table-cell>
          <table:table-cell table:style-name="ce43" office:value-type="string" calcext:value-type="string">
            <text:p>Il giocatore deve poter:</text:p>
            <text:p>- Visualizzare i nemici nella mappa di gioco</text:p>
            <text:p>- Decidere se affrontarli</text:p>
            <text:p>- Avviare un combattimento</text:p>
          </table:table-cell>
          <table:table-cell table:style-name="ce2" office:value-type="string" calcext:value-type="string">
            <text:p>Meccaniche</text:p>
          </table:table-cell>
          <table:table-cell table:style-name="ce14" office:value-type="string" calcext:value-type="string">
            <text:p>M</text:p>
          </table:table-cell>
          <table:table-cell table:style-name="ce63"/>
          <table:table-cell table:number-columns-repeated="2"/>
          <table:table-cell table:style-name="ce13" table:number-columns-repeated="2"/>
          <table:table-cell table:style-name="ce49" table:number-columns-repeated="2"/>
          <table:table-cell table:number-columns-repeated="101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7" office:value-type="string" calcext:value-type="string">
            <text:p>Story</text:p>
          </table:table-cell>
          <table:table-cell table:style-name="ce31" office:value-type="string" calcext:value-type="string">
            <text:p>In qualità di giocatore,</text:p>
            <text:p>voglio poter attaccare con l'arma</text:p>
            <text:p>in modo tale da infliggere al nemico danni in combattimento</text:p>
          </table:table-cell>
          <table:table-cell table:style-name="ce44" office:value-type="string" calcext:value-type="string">
            <text:p>Il giocatore deve poter:</text:p>
            <text:p>- Premere un tasto durante il combattimento</text:p>
            <text:p>- Infliggere un certo danno in base allle proprie statistiche</text:p>
          </table:table-cell>
          <table:table-cell table:style-name="ce3" office:value-type="string" calcext:value-type="string">
            <text:p>Meccaniche</text:p>
          </table:table-cell>
          <table:table-cell table:style-name="ce15" office:value-type="string" calcext:value-type="string">
            <text:p>M</text:p>
          </table:table-cell>
          <table:table-cell table:style-name="ce64"/>
          <table:table-cell table:number-columns-repeated="101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26" office:value-type="string" calcext:value-type="string">
            <text:p>Story</text:p>
          </table:table-cell>
          <table:table-cell table:style-name="ce32" office:value-type="string" calcext:value-type="string">
            <text:p>In qualità di giocatore, </text:p>
            <text:p>voglio poter visualizzare la mia salute e stamina, durante i combattimenti, </text:p>
            <text:p>in modo tale da decidere come proseguire il combattimento</text:p>
          </table:table-cell>
          <table:table-cell table:style-name="ce45" office:value-type="string" calcext:value-type="string">
            <text:p>Il giocatore deve poter:</text:p>
            <text:p>- Visualizzare nella schermata delle barre che</text:p>
            <text:p> Indicano la salute e la stamina del personaggio</text:p>
          </table:table-cell>
          <table:table-cell table:style-name="ce4" office:value-type="string" calcext:value-type="string">
            <text:p>Meccaniche</text:p>
          </table:table-cell>
          <table:table-cell table:style-name="ce16" office:value-type="string" calcext:value-type="string">
            <text:p>M</text:p>
          </table:table-cell>
          <table:table-cell table:style-name="ce65"/>
          <table:table-cell table:number-columns-repeated="1016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26" office:value-type="string" calcext:value-type="string">
            <text:p>Story</text:p>
          </table:table-cell>
          <table:table-cell table:style-name="ce32" office:value-type="string" calcext:value-type="string">
            <text:p>In qualità di giocatore, </text:p>
            <text:p>voglio poter visualizzare il mio attuale obiettivo </text:p>
            <text:p>in modo tale da sapere cosa devo fare</text:p>
          </table:table-cell>
          <table:table-cell table:style-name="ce45" office:value-type="string" calcext:value-type="string">
            <text:p>Il giocatore deve poter:</text:p>
            <text:p>- Visualizzare nella schermata una finestra con</text:p>
            <text:p>   scritto l’obiettivo attuale</text:p>
          </table:table-cell>
          <table:table-cell table:style-name="ce4" office:value-type="string" calcext:value-type="string">
            <text:p>Meccaniche</text:p>
          </table:table-cell>
          <table:table-cell table:style-name="ce16" office:value-type="string" calcext:value-type="string">
            <text:p>M</text:p>
          </table:table-cell>
          <table:table-cell table:style-name="ce65"/>
          <table:table-cell table:number-columns-repeated="1016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6" office:value-type="float" office:value="2" calcext:value-type="float">
            <text:p>2</text:p>
          </table:table-cell>
          <table:table-cell table:style-name="ce26" office:value-type="string" calcext:value-type="string">
            <text:p>Story</text:p>
          </table:table-cell>
          <table:table-cell table:style-name="ce32" office:value-type="string" calcext:value-type="string">
            <text:p>In qualità di giocatore,</text:p>
            <text:p>voglio poter utilizzare le abilità </text:p>
            <text:p>in modo tale da infliggere danni al nemico in combattimento</text:p>
          </table:table-cell>
          <table:table-cell table:style-name="ce45" office:value-type="string" calcext:value-type="string">
            <text:p>Il giocatore deve poter:</text:p>
            <text:p>- Premere un bottone</text:p>
            <text:p>- Scelgliere l'abilità</text:p>
            <text:p>- Attaccare il nemico</text:p>
          </table:table-cell>
          <table:table-cell table:style-name="ce4" office:value-type="string" calcext:value-type="string">
            <text:p>Meccaniche</text:p>
          </table:table-cell>
          <table:table-cell table:style-name="ce16" office:value-type="string" calcext:value-type="string">
            <text:p>M</text:p>
          </table:table-cell>
          <table:table-cell table:style-name="ce65"/>
          <table:table-cell table:number-columns-repeated="1016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6" office:value-type="float" office:value="2" calcext:value-type="float">
            <text:p>2</text:p>
          </table:table-cell>
          <table:table-cell table:style-name="ce26" office:value-type="string" calcext:value-type="string">
            <text:p>Story</text:p>
          </table:table-cell>
          <table:table-cell table:style-name="ce32" office:value-type="string" calcext:value-type="string">
            <text:p>In qualità di giocatore,</text:p>
            <text:p>voglio poter prendere decisioni</text:p>
            <text:p>in modo tale poter influenzarne il proseguimento</text:p>
          </table:table-cell>
          <table:table-cell table:style-name="ce45" office:value-type="string" calcext:value-type="string">
            <text:p>Il giocatore deve poter:</text:p>
            <text:p>- Visualizzare almeno due pulsanti</text:p>
            <text:p>- Sceglierne solo uno </text:p>
            <text:p>- Influenzare (aumentare/diminuire) le</text:p>
            <text:p>  caratteristiche del gioco</text:p>
          </table:table-cell>
          <table:table-cell table:style-name="ce4" office:value-type="string" calcext:value-type="string">
            <text:p>Meccaniche</text:p>
          </table:table-cell>
          <table:table-cell table:style-name="ce16" office:value-type="string" calcext:value-type="string">
            <text:p>L</text:p>
          </table:table-cell>
          <table:table-cell table:style-name="ce65"/>
          <table:table-cell table:number-columns-repeated="1016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17" office:value-type="float" office:value="2" calcext:value-type="float">
            <text:p>2</text:p>
          </table:table-cell>
          <table:table-cell table:style-name="ce28" office:value-type="string" calcext:value-type="string">
            <text:p>Epic</text:p>
          </table:table-cell>
          <table:table-cell table:style-name="ce33" office:value-type="string" calcext:value-type="string">
            <text:p>In qualità di sistema,</text:p>
            <text:p>voglio poter suddividere il gioco in livelli</text:p>
            <text:p>in modo tale da strutturare la storia</text:p>
          </table:table-cell>
          <table:table-cell table:style-name="ce46" office:value-type="string" calcext:value-type="string">
            <text:p>Ogni livello deve corrispondere a una specifica parte della storia, </text:p>
            <text:p>contenendo oggetti, personaggi, nemici e sfide uniche del livello.</text:p>
            <text:p>Il completamento di un livello fornisce l'accesso al successivo.</text:p>
          </table:table-cell>
          <table:table-cell table:style-name="ce5" office:value-type="string" calcext:value-type="string">
            <text:p>Sistema</text:p>
          </table:table-cell>
          <table:table-cell table:style-name="ce17" office:value-type="string" calcext:value-type="string">
            <text:p>XL</text:p>
          </table:table-cell>
          <table:table-cell table:style-name="ce66"/>
          <table:table-cell table:number-columns-repeated="1016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Story</text:p>
          </table:table-cell>
          <table:table-cell table:style-name="ce34" office:value-type="string" calcext:value-type="string">
            <text:p>In qualità di giocatore, </text:p>
            <text:p>voglio poter visualizzare il mio inventario </text:p>
            <text:p>in modo tale da avere un resoconto dei miei oggetti, </text:p>
            <text:p>anche in combattimento</text:p>
          </table:table-cell>
          <table:table-cell table:style-name="ce35" office:value-type="string" calcext:value-type="string">
            <text:p>Il giocatore deve poter:</text:p>
            <text:p>- Premere un tasto (I)</text:p>
            <text:p>- Scorrere la schermata degli oggetti</text:p>
          </table:table-cell>
          <table:table-cell table:style-name="ce6"/>
          <table:table-cell table:style-name="ce18"/>
          <table:table-cell table:style-name="ce67"/>
          <table:table-cell table:number-columns-repeated="2"/>
          <table:table-cell table:style-name="ce13" table:number-columns-repeated="2"/>
          <table:table-cell table:style-name="ce49" table:number-columns-repeated="2"/>
          <table:table-cell table:number-columns-repeated="1010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Story</text:p>
          </table:table-cell>
          <table:table-cell table:style-name="ce34" office:value-type="string" calcext:value-type="string">
            <text:p>In qualità di giocatore,</text:p>
            <text:p>voglio poter visualizzare il mio inventario </text:p>
            <text:p>in modo tale da utilizzare i miei oggetti, anche in combattimento</text:p>
          </table:table-cell>
          <table:table-cell table:style-name="ce35" office:value-type="string" calcext:value-type="string">
            <text:p>Il giocatore deve poter:</text:p>
            <text:p>- Premere un tasto (I)</text:p>
            <text:p>- Scorrere la schermata degli oggetti</text:p>
            <text:p>- Selezionare l’oggetto da scegliere se utilizzare</text:p>
          </table:table-cell>
          <table:table-cell table:style-name="ce6"/>
          <table:table-cell table:style-name="ce18"/>
          <table:table-cell table:style-name="ce67"/>
          <table:table-cell table:number-columns-repeated="2"/>
          <table:table-cell table:style-name="ce13" table:number-columns-repeated="2"/>
          <table:table-cell table:style-name="ce49" table:number-columns-repeated="2"/>
          <table:table-cell table:number-columns-repeated="1010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Story</text:p>
          </table:table-cell>
          <table:table-cell table:style-name="ce34" office:value-type="string" calcext:value-type="string">
            <text:p>In qualità di giocatore,</text:p>
            <text:p>voglio poter visualizzare una descrizione degli oggetti </text:p>
            <text:p>in modo tale da sapere il loro effetto, anche in combattimento</text:p>
          </table:table-cell>
          <table:table-cell table:style-name="ce35" office:value-type="string" calcext:value-type="string">
            <text:p>Il giocatore deve poter:</text:p>
            <text:p>- Premere un tasto (I)</text:p>
            <text:p>- Scorrere la schermata degli oggetti</text:p>
            <text:p>- Scegliere un oggetto da vederne l’effetto</text:p>
          </table:table-cell>
          <table:table-cell table:style-name="ce6"/>
          <table:table-cell table:style-name="ce18"/>
          <table:table-cell table:style-name="ce67"/>
          <table:table-cell table:number-columns-repeated="2"/>
          <table:table-cell table:style-name="ce13" table:number-columns-repeated="2"/>
          <table:table-cell table:style-name="ce49" table:number-columns-repeated="2"/>
          <table:table-cell table:number-columns-repeated="1010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Story</text:p>
          </table:table-cell>
          <table:table-cell table:style-name="ce34" office:value-type="string" calcext:value-type="string">
            <text:p>In qualità di giocatore, </text:p>
            <text:p>voglio poter mettere in pausa il gioco </text:p>
            <text:p>in modo tale da riprenderlo più avanti</text:p>
          </table:table-cell>
          <table:table-cell table:style-name="ce35" office:value-type="string" calcext:value-type="string">
            <text:p>Il giocatore deve poter:</text:p>
            <text:p>- Premere un tasto (Esc)</text:p>
            <text:p>- Visualizzare un menu</text:p>
            <text:p>- Aspettare il tempo necessario</text:p>
            <text:p>- Premere lo stesso tasto per tornare in partita</text:p>
          </table:table-cell>
          <table:table-cell table:style-name="ce6"/>
          <table:table-cell table:style-name="ce18"/>
          <table:table-cell table:style-name="ce67"/>
          <table:table-cell table:number-columns-repeated="2"/>
          <table:table-cell table:style-name="ce13" table:number-columns-repeated="2"/>
          <table:table-cell table:style-name="ce49" table:number-columns-repeated="2"/>
          <table:table-cell table:number-columns-repeated="1010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Story</text:p>
          </table:table-cell>
          <table:table-cell table:style-name="ce34" office:value-type="string" calcext:value-type="string">
            <text:p>In qualità di giocatore, </text:p>
            <text:p>voglio poter mettere in pausa il gioco </text:p>
            <text:p>In modo tale da salvare i miei progressi</text:p>
          </table:table-cell>
          <table:table-cell table:style-name="ce35" office:value-type="string" calcext:value-type="string">
            <text:p>Il giocatore deve poter:</text:p>
            <text:p>- Premere un tasto (Esc)</text:p>
            <text:p>- Visualizzare un menu</text:p>
            <text:p>- Premere un bottone per salvare</text:p>
            <text:p>- Visualizzare se il salvataggio ha successo</text:p>
          </table:table-cell>
          <table:table-cell table:style-name="ce6"/>
          <table:table-cell table:style-name="ce18"/>
          <table:table-cell table:style-name="ce67"/>
          <table:table-cell table:number-columns-repeated="2"/>
          <table:table-cell table:style-name="ce13" table:number-columns-repeated="2"/>
          <table:table-cell table:style-name="ce49" table:number-columns-repeated="2"/>
          <table:table-cell table:number-columns-repeated="1010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Story</text:p>
          </table:table-cell>
          <table:table-cell table:style-name="ce34" office:value-type="string" calcext:value-type="string">
            <text:p>In qualità di giocatore, </text:p>
            <text:p>voglio poter mettere in pausa il gioco </text:p>
            <text:p>in modo tale da uscire da gioco</text:p>
          </table:table-cell>
          <table:table-cell table:style-name="ce35" office:value-type="string" calcext:value-type="string">
            <text:p>Il giocatore deve poter:</text:p>
            <text:p>- Premere un tasto (Esc)</text:p>
            <text:p>- Visualizzare un menu</text:p>
            <text:p>- Premere un bottone per uscire</text:p>
          </table:table-cell>
          <table:table-cell table:style-name="ce6"/>
          <table:table-cell table:style-name="ce18"/>
          <table:table-cell table:style-name="ce67"/>
          <table:table-cell table:number-columns-repeated="2"/>
          <table:table-cell table:style-name="ce13" table:number-columns-repeated="2"/>
          <table:table-cell table:style-name="ce49" table:number-columns-repeated="2"/>
          <table:table-cell table:number-columns-repeated="1010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Story</text:p>
          </table:table-cell>
          <table:table-cell table:style-name="ce34" office:value-type="string" calcext:value-type="string">
            <text:p>In qualità di giocatore,</text:p>
            <text:p>voglio poter avviare un combattimento con un nemico</text:p>
            <text:p>in modo tale da guadagnare dei materiali</text:p>
          </table:table-cell>
          <table:table-cell table:style-name="ce35" office:value-type="string" calcext:value-type="string">
            <text:p>Il giocatore deve poter:</text:p>
            <text:p>- Visualizzare i nemici</text:p>
            <text:p>- Decidere se affrontarli</text:p>
            <text:p>- Combattere i nemici</text:p>
            <text:p>- Vinto il combattimenti ricevere dei materiali</text:p>
          </table:table-cell>
          <table:table-cell table:style-name="ce6" office:value-type="string" calcext:value-type="string">
            <text:p>Meccaniche</text:p>
          </table:table-cell>
          <table:table-cell table:style-name="ce18" office:value-type="string" calcext:value-type="string">
            <text:p>S</text:p>
          </table:table-cell>
          <table:table-cell table:style-name="ce67"/>
          <table:table-cell table:number-columns-repeated="2"/>
          <table:table-cell table:style-name="ce13" table:number-columns-repeated="2"/>
          <table:table-cell table:style-name="ce49" table:number-columns-repeated="2"/>
          <table:table-cell table:number-columns-repeated="1010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18" office:value-type="float" office:value="3" calcext:value-type="float">
            <text:p>3</text:p>
          </table:table-cell>
          <table:table-cell table:style-name="ce29" office:value-type="string" calcext:value-type="string">
            <text:p>Epic</text:p>
          </table:table-cell>
          <table:table-cell table:style-name="ce34" office:value-type="string" calcext:value-type="string">
            <text:p>In qualità di giocatore,</text:p>
            <text:p>voglio poter affrontare delle sfide durante i livelli</text:p>
            <text:p>in modo tale da ottenere dei vantaggi</text:p>
          </table:table-cell>
          <table:table-cell table:style-name="ce35" office:value-type="string" calcext:value-type="string">
            <text:p>Durante i livelli, il giocatore deve poter interagire </text:p>
            <text:p>con un personaggio che gli propone la sfida e</text:p>
            <text:p>decidere se iniziarla o meno</text:p>
          </table:table-cell>
          <table:table-cell table:style-name="ce6"/>
          <table:table-cell table:style-name="ce18"/>
          <table:table-cell table:style-name="ce67"/>
          <table:table-cell table:number-columns-repeated="2"/>
          <table:table-cell table:style-name="ce13" table:number-columns-repeated="2"/>
          <table:table-cell table:style-name="ce49" table:number-columns-repeated="2"/>
          <table:table-cell table:number-columns-repeated="1010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Story</text:p>
          </table:table-cell>
          <table:table-cell table:style-name="ce35" office:value-type="string" calcext:value-type="string">
            <text:p>In qualità di giocatore, </text:p>
            <text:p>voglio poter visualizzare i miei punti esperienza </text:p>
            <text:p>in modo tale da sapere se posso potenziare l'albero delle abilità</text:p>
          </table:table-cell>
          <table:table-cell table:style-name="ce35" office:value-type="string" calcext:value-type="string">
            <text:p>Il giocatore deve poter:</text:p>
            <text:p>- Premere un tasto (I)</text:p>
            <text:p>- Cambiare finestra</text:p>
            <text:p>- Scorrere la schermata delle abilità</text:p>
          </table:table-cell>
          <table:table-cell table:style-name="ce34"/>
          <table:table-cell table:style-name="ce54"/>
          <table:table-cell table:style-name="ce68"/>
          <table:table-cell table:number-columns-repeated="2"/>
          <table:table-cell table:style-name="ce13" table:number-columns-repeated="2"/>
          <table:table-cell table:style-name="ce42" table:number-columns-repeated="2"/>
          <table:table-cell table:number-columns-repeated="1010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Story</text:p>
          </table:table-cell>
          <table:table-cell table:style-name="ce35" office:value-type="string" calcext:value-type="string">
            <text:p>In qualità di giocatore, </text:p>
            <text:p>voglio poter visualizzare l'albero delle abilità </text:p>
            <text:p>in modo tale da avere un resoconto delle mie abilità, </text:p>
            <text:p>anche in combattimento</text:p>
          </table:table-cell>
          <table:table-cell table:style-name="ce35" office:value-type="string" calcext:value-type="string">
            <text:p>Il giocatore deve poter:</text:p>
            <text:p>- Premere un tasto (I)</text:p>
            <text:p>- Cambiare finestra</text:p>
            <text:p>- Scorrere la schermata delle abilità</text:p>
          </table:table-cell>
          <table:table-cell table:style-name="ce34"/>
          <table:table-cell table:style-name="ce54"/>
          <table:table-cell table:style-name="ce68"/>
          <table:table-cell table:number-columns-repeated="2"/>
          <table:table-cell table:style-name="ce13" table:number-columns-repeated="2"/>
          <table:table-cell table:style-name="ce42" table:number-columns-repeated="2"/>
          <table:table-cell table:number-columns-repeated="1010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ce19" office:value-type="float" office:value="3" calcext:value-type="float">
            <text:p>3</text:p>
          </table:table-cell>
          <table:table-cell table:style-name="ce27" office:value-type="string" calcext:value-type="string">
            <text:p>Story</text:p>
          </table:table-cell>
          <table:table-cell table:style-name="ce36" office:value-type="string" calcext:value-type="string">
            <text:p>In qualità di giocatore, </text:p>
            <text:p>voglio poter visualizzare l'albero delle abilità </text:p>
            <text:p>in modo tale da poter espandere le mie abilità</text:p>
          </table:table-cell>
          <table:table-cell table:style-name="ce36" office:value-type="string" calcext:value-type="string">
            <text:p>Il giocatore deve poter:</text:p>
            <text:p>- Premere un tasto (I)</text:p>
            <text:p>- Cambiare finestra</text:p>
            <text:p>- Scorrere la schermata delle abilità scegliere </text:p>
            <text:p>- Selezionare l’abilità da scegliere se espandere</text:p>
          </table:table-cell>
          <table:table-cell table:style-name="ce50"/>
          <table:table-cell table:style-name="ce55"/>
          <table:table-cell table:style-name="ce69"/>
          <table:table-cell table:number-columns-repeated="2"/>
          <table:table-cell table:style-name="ce13" table:number-columns-repeated="2"/>
          <table:table-cell table:style-name="ce42" table:number-columns-repeated="2"/>
          <table:table-cell table:number-columns-repeated="1010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20" office:value-type="float" office:value="4" calcext:value-type="float">
            <text:p>4</text:p>
          </table:table-cell>
          <table:table-cell table:style-name="ce26" office:value-type="string" calcext:value-type="string">
            <text:p>Story</text:p>
          </table:table-cell>
          <table:table-cell table:style-name="ce37" office:value-type="string" calcext:value-type="string">
            <text:p>In qualità di giocatore, </text:p>
            <text:p>voglio poter visualizzare i miei materiali e valuta </text:p>
            <text:p>in modo tale da sapere se posso potenziare le mie statistiche</text:p>
          </table:table-cell>
          <table:table-cell table:style-name="ce37" office:value-type="string" calcext:value-type="string">
            <text:p>Il giocatore deve poter:</text:p>
            <text:p>- Premere un tasto (I)</text:p>
            <text:p>- Cambiare finestra</text:p>
            <text:p>- Scorrere la schermata delle statistiche</text:p>
          </table:table-cell>
          <table:table-cell table:style-name="ce8"/>
          <table:table-cell table:style-name="ce20"/>
          <table:table-cell table:style-name="ce70"/>
          <table:table-cell table:number-columns-repeated="1016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20" office:value-type="float" office:value="4" calcext:value-type="float">
            <text:p>4</text:p>
          </table:table-cell>
          <table:table-cell table:style-name="ce26" office:value-type="string" calcext:value-type="string">
            <text:p>Story</text:p>
          </table:table-cell>
          <table:table-cell table:style-name="ce37" office:value-type="string" calcext:value-type="string">
            <text:p>In qualità di giocatore, </text:p>
            <text:p>voglio poter visualizzare le mie statistiche</text:p>
            <text:p>in modo tale da avere un resoconto delle mio personaggio, </text:p>
            <text:p>anche in combattimento</text:p>
          </table:table-cell>
          <table:table-cell table:style-name="ce37" office:value-type="string" calcext:value-type="string">
            <text:p>Il giocatore deve poter:</text:p>
            <text:p>- Premere un tasto (I)</text:p>
            <text:p>- Cambiare finestra</text:p>
            <text:p>- Scorrere la schermata delle statistiche</text:p>
          </table:table-cell>
          <table:table-cell table:style-name="ce51"/>
          <table:table-cell table:style-name="ce56"/>
          <table:table-cell table:style-name="ce71"/>
          <table:table-cell table:number-columns-repeated="2"/>
          <table:table-cell table:style-name="ce13" table:number-columns-repeated="2"/>
          <table:table-cell table:style-name="ce49"/>
          <table:table-cell table:style-name="ce42"/>
          <table:table-cell table:number-columns-repeated="1010"/>
        </table:table-row>
        <table:table-row table:style-name="ro1">
          <table:table-cell table:style-name="ce9" office:value-type="float" office:value="22" calcext:value-type="float">
            <text:p>22</text:p>
          </table:table-cell>
          <table:table-cell table:style-name="ce21" office:value-type="float" office:value="4" calcext:value-type="float">
            <text:p>4</text:p>
          </table:table-cell>
          <table:table-cell table:style-name="ce27" office:value-type="string" calcext:value-type="string">
            <text:p>Story</text:p>
          </table:table-cell>
          <table:table-cell table:style-name="ce38" office:value-type="string" calcext:value-type="string">
            <text:p>In qualità di giocatore, </text:p>
            <text:p>voglio poter visualizzare le mie statistiche</text:p>
            <text:p>in modo tale da potenziarle</text:p>
          </table:table-cell>
          <table:table-cell table:style-name="ce38" office:value-type="string" calcext:value-type="string">
            <text:p>Il giocatore deve poter:</text:p>
            <text:p>- Premere un tasto (I)</text:p>
            <text:p>- Cambiare finestra</text:p>
            <text:p>- Scorrere la schermata delle statistiche </text:p>
            <text:p>- Scegliere l’equipaggiamento da potenziare</text:p>
          </table:table-cell>
          <table:table-cell table:style-name="ce52"/>
          <table:table-cell table:style-name="ce57"/>
          <table:table-cell table:style-name="ce72"/>
          <table:table-cell table:number-columns-repeated="2"/>
          <table:table-cell table:style-name="ce13" table:number-columns-repeated="2"/>
          <table:table-cell table:style-name="ce42" table:number-columns-repeated="2"/>
          <table:table-cell table:number-columns-repeated="1010"/>
        </table:table-row>
        <table:table-row table:style-name="ro4">
          <table:table-cell table:style-name="ce10" office:value-type="float" office:value="23" calcext:value-type="float">
            <text:p>23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string" calcext:value-type="string">
            <text:p>Story</text:p>
          </table:table-cell>
          <table:table-cell table:style-name="ce39" office:value-type="string" calcext:value-type="string">
            <text:p>In qualità di giocatore, </text:p>
            <text:p>voglio poter visualizzare una guida di gioco</text:p>
            <text:p>in modo tale da sapere come si gioca</text:p>
          </table:table-cell>
          <table:table-cell table:style-name="ce47" office:value-type="string" calcext:value-type="string">
            <text:p>Il giocatore deve poter:</text:p>
            <text:p>- Premere un tasto (Esc)</text:p>
            <text:p>- Visualizzare un menu</text:p>
            <text:p>- Premere un bottone per cambiare finestra</text:p>
            <text:p>- Visualizzare la guida del gioco</text:p>
          </table:table-cell>
          <table:table-cell table:style-name="ce39"/>
          <table:table-cell table:style-name="ce58"/>
          <table:table-cell table:style-name="ce73"/>
          <table:table-cell table:number-columns-repeated="2"/>
          <table:table-cell table:style-name="ce13" table:number-columns-repeated="2"/>
          <table:table-cell table:style-name="ce42" table:number-columns-repeated="2"/>
          <table:table-cell table:number-columns-repeated="1010"/>
        </table:table-row>
        <table:table-row table:style-name="ro1">
          <table:table-cell table:style-name="ce11" office:value-type="float" office:value="24" calcext:value-type="float">
            <text:p>24</text:p>
          </table:table-cell>
          <table:table-cell table:style-name="ce23" office:value-type="float" office:value="5" calcext:value-type="float">
            <text:p>5</text:p>
          </table:table-cell>
          <table:table-cell table:style-name="ce27" office:value-type="string" calcext:value-type="string">
            <text:p>Story</text:p>
          </table:table-cell>
          <table:table-cell table:style-name="ce40" office:value-type="string" calcext:value-type="string">
            <text:p>In qualità di giocatore, </text:p>
            <text:p>voglio poter controllare una mappa </text:p>
            <text:p>in modo tale da sapere in quale punto mi trovo e decidere dove andare</text:p>
          </table:table-cell>
          <table:table-cell table:style-name="ce48" office:value-type="string" calcext:value-type="string">
            <text:p>Il giocatore deve poter:</text:p>
            <text:p>- Premere un tasto (M)</text:p>
            <text:p>- Visualizzare una mappa</text:p>
          </table:table-cell>
          <table:table-cell table:style-name="ce40"/>
          <table:table-cell table:style-name="ce59"/>
          <table:table-cell table:style-name="ce74"/>
          <table:table-cell table:number-columns-repeated="1016"/>
        </table:table-row>
        <table:table-row table:style-name="ro5">
          <table:table-cell table:style-name="ce12" office:value-type="float" office:value="25" calcext:value-type="float">
            <text:p>25</text:p>
          </table:table-cell>
          <table:table-cell table:style-name="ce24" office:value-type="float" office:value="6" calcext:value-type="float">
            <text:p>6</text:p>
          </table:table-cell>
          <table:table-cell table:style-name="ce28" office:value-type="string" calcext:value-type="string">
            <text:p>Epic</text:p>
          </table:table-cell>
          <table:table-cell table:style-name="ce41" office:value-type="string" calcext:value-type="string">
            <text:p>In qualità di giocatore, </text:p>
            <text:p>voglio poter personalizzare il mio personaggio </text:p>
            <text:p>in modo tale da provare diverse esperienze di gioco</text:p>
          </table:table-cell>
          <table:table-cell table:style-name="ce41" office:value-type="string" calcext:value-type="string">
            <text:p>All'inizio del gioco, il giocatore deve poter:</text:p>
            <text:p>- Scegliere la classe del personaggio</text:p>
            <text:p>- Scegliere nome e sesso</text:p>
          </table:table-cell>
          <table:table-cell table:style-name="ce53"/>
          <table:table-cell table:style-name="ce60"/>
          <table:table-cell table:style-name="ce75"/>
          <table:table-cell/>
          <table:table-cell table:style-name="ce13" table:number-columns-repeated="2"/>
          <table:table-cell table:style-name="ce42" table:number-columns-repeated="2"/>
          <table:table-cell table:number-columns-repeated="1011"/>
        </table:table-row>
        <table:table-row table:style-name="ro1" table:number-rows-repeated="968">
          <table:table-cell table:style-name="ce13"/>
          <table:table-cell table:style-name="ce25"/>
          <table:table-cell table:style-name="ce13"/>
          <table:table-cell table:style-name="ce42"/>
          <table:table-cell table:style-name="ce49"/>
          <table:table-cell table:style-name="ce42"/>
          <table:table-cell table:style-name="ce61"/>
          <table:table-cell table:style-name="ce42"/>
          <table:table-cell table:number-columns-repeated="1016"/>
        </table:table-row>
        <table:table-row table:style-name="ro6" table:number-rows-repeated="104758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1" meta:object-count="0"/>
    <meta:generator>LibreOfficeDev/6.0.5.2$Linux_X86_64 LibreOffice_project/</meta:generator>
  </office:meta>
</office:document-meta>
</file>